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401cm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3.658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6.001cm" style:rel-column-width="3402*"/>
    </style:style>
    <style:style style:name="Table1.B" style:family="table-column">
      <style:table-column-properties style:column-width="7.001cm" style:rel-column-width="3969*"/>
    </style:style>
    <style:style style:name="Table1.C" style:family="table-column">
      <style:table-column-properties style:column-width="2.499cm" style:rel-column-width="1417*"/>
    </style:style>
    <style:style style:name="Table1.D" style:family="table-column">
      <style:table-column-properties style:column-width="2.9cm" style:rel-column-width="1644*"/>
    </style:style>
    <style:style style:name="Table1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1.D1" style:family="table-cell">
      <style:table-cell-properties fo:padding="0.097cm" fo:border="0.05pt solid #e6e6e6"/>
    </style:style>
    <style:style style:name="Table1.A2" style:family="table-cell">
      <style:table-cell-properties fo:padding="0.097cm" fo:border-left="0.05pt solid #e6e6e6" fo:border-right="none" fo:border-top="none" fo:border-bottom="0.05pt solid #e6e6e6"/>
    </style:style>
    <style:style style:name="Table1.D2" style:family="table-cell">
      <style:table-cell-properties fo:padding="0.097cm" fo:border-left="0.05pt solid #e6e6e6" fo:border-right="0.05pt solid #e6e6e6" fo:border-top="none" fo:border-bottom="0.05pt solid #e6e6e6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4.001cm" style:rel-column-width="2268*"/>
    </style:style>
    <style:style style:name="Table2.B" style:family="table-column">
      <style:table-column-properties style:column-width="9.999cm" style:rel-column-width="5669*"/>
    </style:style>
    <style:style style:name="Table2.C" style:family="table-column">
      <style:table-column-properties style:column-width="2.499cm" style:rel-column-width="1417*"/>
    </style:style>
    <style:style style:name="Table2.D" style:family="table-column">
      <style:table-column-properties style:column-width="1.901cm" style:rel-column-width="1078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b3b3b3"/>
    </style:style>
    <style:style style:name="P1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3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4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5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6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7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8" style:family="paragraph" style:parent-style-name="terp_5f_header">
      <style:text-properties style:use-window-font-color="true" style:font-name="DejaVu Sans" fo:font-size="12pt" style:font-size-asian="12pt" style:font-size-complex="12pt"/>
    </style:style>
    <style:style style:name="P9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  <style:style style:name="P10" style:family="paragraph" style:parent-style-name="terp_5f_default_5f_8">
      <style:text-properties style:use-window-font-color="true" style:font-name="DejaVu Sans" fo:font-size="10pt" officeooo:paragraph-rsid="000ab99a" style:font-name-asian="AR PL ShanHeiSun Uni" style:font-size-asian="10pt" style:font-name-complex="Tahoma" style:font-size-complex="10pt"/>
    </style:style>
    <style:style style:name="P11" style:family="paragraph" style:parent-style-name="terp_5f_default_5f_8">
      <style:text-properties style:use-window-font-color="true" style:font-name="DejaVu Sans" fo:font-size="8pt" officeooo:paragraph-rsid="0010b9de" style:font-size-asian="8pt" style:font-size-complex="8pt"/>
    </style:style>
    <style:style style:name="P12" style:family="paragraph" style:parent-style-name="terp_5f_default_5f_8">
      <style:text-properties style:use-window-font-color="true" style:font-name="DejaVu Sans" fo:font-size="8pt" officeooo:paragraph-rsid="000ab99a" style:font-name-asian="AR PL ShanHeiSun Uni" style:font-size-asian="8pt" style:font-name-complex="Tahoma" style:font-size-complex="8pt"/>
    </style:style>
    <style:style style:name="P13" style:family="paragraph" style:parent-style-name="terp_5f_tblheader_5f_Details">
      <style:text-properties style:use-window-font-color="true" style:font-name="DejaVu Sans" fo:font-size="9pt" style:font-size-asian="9pt" style:font-size-complex="9pt"/>
    </style:style>
    <style:style style:name="P14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paragraph-rsid="003744f6" style:font-name-asian="AR PL ShanHeiSun Uni" style:font-size-asian="8.5pt" style:font-name-complex="Tahoma" style:font-size-complex="8.5pt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141d96" officeooo:paragraph-rsid="003744f6" style:font-name-asian="AR PL ShanHeiSun Uni" style:font-size-asian="8.5pt" style:font-name-complex="Tahoma" style:font-size-complex="8.5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141d96" officeooo:paragraph-rsid="003c2142" style:font-name-asian="AR PL ShanHeiSun Uni" style:font-size-asian="8.5pt" style:font-name-complex="Tahoma" style:font-size-complex="8.5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141d96" officeooo:paragraph-rsid="003d907e" style:font-name-asian="AR PL ShanHeiSun Uni" style:font-size-asian="8.5pt" style:font-name-complex="Tahoma" style:font-size-complex="8.5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DejaVu Sans" fo:font-size="8.5pt" officeooo:rsid="0040a7af" officeooo:paragraph-rsid="003744f6" style:font-name-asian="AR PL ShanHeiSun Uni" style:font-size-asian="8.5pt" style:font-name-complex="Tahoma" style:font-size-complex="8.5pt"/>
    </style:style>
    <style:style style:name="P24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9pt" style:font-size-asian="9pt" style:font-size-complex="9pt"/>
    </style:style>
    <style:style style:name="P25" style:family="paragraph" style:parent-style-name="terp_5f_default_5f_Bold_5f_9">
      <style:paragraph-properties fo:margin-left="-0.074cm" fo:margin-right="0.039cm" fo:text-align="center" style:justify-single-word="false" fo:text-indent="0cm" style:auto-text-indent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P26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8.5pt" style:font-name-asian="AR PL ShanHeiSun Uni" style:font-size-asian="8.5pt" style:font-name-complex="Tahoma" style:font-size-complex="8.5pt"/>
    </style:style>
    <style:style style:name="T1" style:family="text">
      <style:text-properties style:font-name-asian="AR PL ShanHeiSun Uni" style:font-name-complex="Tahoma"/>
    </style:style>
    <style:style style:name="T2" style:family="text">
      <style:text-properties officeooo:rsid="0010b9de"/>
    </style:style>
    <style:style style:name="T3" style:family="text">
      <style:text-properties officeooo:rsid="003c11fc"/>
    </style:style>
    <style:style style:name="T4" style:family="text">
      <style:text-properties officeooo:rsid="0040a7af"/>
    </style:style>
    <style:style style:name="T5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placeholder text:placeholder-type="text">&lt;setLang(o.partner_id.lang)&gt;</text:placeholder><text:text-input text:description="&lt;if test=&quot;o.address_id.company_ext&quot;&gt;">if test=company_ext</text:text-input><text:text-input text:description="&lt;o.address_id.company_ext&gt;">o.address_id.company_ext</text:text-input><text:line-break/><text:text-input text:description="&lt;/if&gt;">/if</text:text-input><text:text-input text:description="&lt;if test=&quot;o.address_id.department_company_ext&quot;&gt;">if test="department_company_ext"</text:text-input><text:text-input text:description="&lt;o.address_id.department_company_ext&gt;">o.address_id.department_company_ext</text:text-input><text:line-break/><text:text-input text:description="&lt;/if&gt;">/if</text:text-input><text:text-input text:description="&lt;if test=&quot;o.address_id.title or o.address_id.prename or o.address_id.name&quot;&gt;">if test="title.name or prename or name"</text:text-input><text:text-input text:description="&lt;o.address_id.title.name&gt;">o.address_id.title.name</text:text-input> <text:text-input text:description="&lt;o.address_id.prename&gt;">o.address_id.prename</text:text-input> <text:text-input text:description="&lt;o.address_id.name&gt;">o.address_id.name</text:text-input><text:line-break/><text:text-input text:description="&lt;/if&gt;">/if</text:text-input><text:text-input text:description="&lt;if test=&quot;o.address_id.street&quot;&gt;">if test="street</text:text-input><text:text-input text:description="&lt;o.address_id.street&gt;">o.address_id.street</text:text-input><text:line-break/><text:text-input text:description="&lt;/if&gt;">/if</text:text-input><text:text-input text:description="&lt;if test=&quot;o.address_id.street2&quot;&gt;">if test="street2"</text:text-input><text:text-input text:description="&lt;o.address_id.street2&gt;">o.address_id.street2</text:text-input><text:line-break/><text:text-input text:description="&lt;/if&gt;">/if</text:text-input><text:text-input text:description="&lt;if test=&quot;o.address_id.zip or o.address_id.city&quot;&gt;">if test="zip or city"</text:text-input><text:span text:style-name="T1"><text:text-input text:description="&lt;o.address_id.zip&gt;">o.address_id.zip</text:text-input></text:span><text:span text:style-name="T1"> </text:span><text:span text:style-name="T1"><text:text-input text:description="&lt;o.address_id.city&gt;">&lt;o.address_id.city&gt;</text:text-input></text:span><text:span text:style-name="T1"><text:line-break/></text:span><text:span text:style-name="T1"><text:text-input text:description="&lt;/if&gt;">/if</text:text-input></text:span></text:p>
            <text:p text:style-name="P12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5"/>
      <text:p text:style-name="P8"><text:text-input text:description="&lt;_(&quot;Packing List:&quot;)&gt;">Packing List:</text:text-input> <text:text-input text:description="&lt;o.name&gt;">picking.name</text:text-input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T2"><text:text-input text:description="&lt;_(&quot;Customer Reference&quot;)&gt;">&lt;_(“Customer Reference")&gt;</text:text-input></text:span></text:p>
          </table:table-cell>
          <table:table-cell table:style-name="Table1.A1" office:value-type="string">
            <text:p text:style-name="P3"><text:text-input text:description="&lt;_(&quot;Recipient&quot;)&gt;">Recipient</text:text-input></text:p>
          </table:table-cell>
          <table:table-cell table:style-name="Table1.A1" office:value-type="string">
            <text:p text:style-name="P3"><text:text-input text:description="&lt;_(&quot;Date Done&quot;)&gt;">Date Done</text:text-input></text:p>
          </table:table-cell>
          <table:table-cell table:style-name="Table1.D1" office:value-type="string">
            <text:p text:style-name="P3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2"><text:text-input text:description="&lt;o.client_order_ref&gt;">picking.client_order_ref</text:text-input></text:p>
          </table:table-cell>
          <table:table-cell table:style-name="Table1.A2" office:value-type="string">
            <text:p text:style-name="P2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2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2"><text:text-input text:description="&lt;o.write_uid.name or o.create_uid.name&gt;">picking.write_uid.name or picking.create_uid.name&gt;</text:text-input></text:p>
          </table:table-cell>
        </table:table-row>
      </table:table>
      <text:p text:style-name="P1"/>
      <text:p text:style-name="P1"/>
      <text:p text:style-name="P6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text-input text:description="&lt;_(&quot;Manufacturer&quot;)&gt;">Manufacturer</text:text-input></text:p>
          </table:table-cell>
          <table:table-cell table:style-name="Table2.A1" office:value-type="string">
            <text:p text:style-name="P13"><text:text-input text:description="&lt;_(&quot;Description&quot;)&gt;">Description</text:text-input></text:p>
          </table:table-cell>
          <table:table-cell table:style-name="Table2.A1" office:value-type="string">
            <text:p text:style-name="P14"><text:text-input text:description="&lt;_(&quot;Lot&quot;)&gt;">Lot</text:text-input></text:p>
          </table:table-cell>
          <table:table-cell table:style-name="Table2.A1" office:value-type="string">
            <text:p text:style-name="P24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4" office:value-type="string">
            <text:p text:style-name="P16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6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20"><text:text-input text:description="&lt;for each=&quot;quant in move_lines.reserved_quant_ids&quot;&gt;">&lt;for each="quant in move_line.reserved_quant_ids"&gt;</text:text-input></text:p>
            <text:p text:style-name="P21"><text:text-input text:description="&lt;quant.lot_id.display_name&gt;">quant.lot_id.name</text:text-input> <text:span text:style-name="T3">(</text:span><text:span text:style-name="T3"><text:text-input text:description="&lt;formatLang(quant.qty, digits=0)&gt;">quant.qty</text:text-input></text:span> <text:span text:style-name="T4"><text:text-input text:description="&lt;move_lines.product_uom.name&gt;">move_line.product_uom.name</text:text-input></text:span><text:span text:style-name="T4">)</text:span></text:p>
            <text:p text:style-name="P18"><text:text-input text:description="&lt;/for&gt;">&lt;/for&gt;</text:text-input></text:p>
            <text:p text:style-name="P23"><text:text-input text:description="&lt;for each=&quot;quant in move_lines.quant_ids&quot;&gt;">&lt;for each="quant in move_line.reserved_quant_ids"&gt;</text:text-input></text:p>
            <text:p text:style-name="P22"><text:text-input text:description="&lt;quant.lot_id.display_name&gt;">quant.lot_id.name</text:text-input> <text:span text:style-name="T3">(</text:span><text:span text:style-name="T3"><text:text-input text:description="&lt;formatLang(quant.qty, digits=0)&gt;">quant.qty</text:text-input></text:span> <text:span text:style-name="T4"><text:text-input text:description="&lt;move_lines.product_uom.name&gt;">move_line.product_uom.name</text:text-input></text:span>)</text:p>
            <text:p text:style-name="P18"><text:text-input text:description="&lt;/for&gt;">&lt;/for&gt;</text:text-input></text:p>
          </table:table-cell>
          <table:table-cell table:style-name="Table2.A4" office:value-type="string">
            <text:p text:style-name="P19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6"><text:text-input text:description="&lt;/if&gt;">&lt;/if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4" office:value-type="string">
            <text:p text:style-name="P2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ext:soft-page-break/>
        <table:table-row>
          <table:table-cell table:style-name="Table2.A4" office:value-type="string">
            <text:p text:style-name="P16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6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7"><text:text-input text:description="&lt;move_lines.prodlot_id and move_lines.prodlot_id.name_get()[0][1]&gt;">move_lines.prodlot_id and move_lines.prodlot_id.name_get()[0][1]</text:text-input></text:p>
          </table:table-cell>
          <table:table-cell table:style-name="Table2.A4" office:value-type="string">
            <text:p text:style-name="P19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7"><text:span text:style-name="T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name="Times" fo:font-family="Times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1" style:font-family-complex="Tahoma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cm" fo:margin-bottom="0c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cm" fo:margin-bottom="0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199cm" fo:margin-bottom="0c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101cm" fo:margin-bottom="0c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524cm" fo:margin-right="1.5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nay Rana</meta:initial-creator>
    <meta:creation-date>2008-08-26T11:04:38</meta:creation-date>
    <dc:date>2016-09-02T11:09:12.795343197</dc:date>
    <meta:editing-cycles>615</meta:editing-cycles>
    <meta:editing-duration>P2DT15H14M32S</meta:editing-duration>
    <meta:document-statistic meta:table-count="3" meta:image-count="0" meta:object-count="0" meta:page-count="2" meta:paragraph-count="38" meta:word-count="321" meta:character-count="2097" meta:non-whitespace-character-count="1984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